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NL2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ad Rj</text:p>
          </table:table-cell>
          <table:table-cell table:style-name="Default" office:value-type="string" calcext:value-type="string">
            <text:p>NL2</text:p>
          </table:table-cell>
          <table:table-cell table:style-name="Default" office:value-type="string" calcext:value-type="string">
            <text:p>NL2ERR</text:p>
          </table:table-cell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6.98172E+035" calcext:value-type="float">
            <text:p>6.9817E+035</text:p>
          </table:table-cell>
          <table:table-cell office:value-type="float" office:value="2.41864E+035" calcext:value-type="float">
            <text:p>2.4186E+035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8.84459E+035" calcext:value-type="float">
            <text:p>8.8446E+035</text:p>
          </table:table-cell>
          <table:table-cell office:value-type="float" office:value="1.98328E+035" calcext:value-type="float">
            <text:p>1.9833E+035</text:p>
          </table:table-cell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1.10812E+036" calcext:value-type="float">
            <text:p>1.1081E+036</text:p>
          </table:table-cell>
          <table:table-cell office:value-type="float" office:value="1.7647E+035" calcext:value-type="float">
            <text:p>1.7647E+035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.37186E+036" calcext:value-type="float">
            <text:p>1.3719E+036</text:p>
          </table:table-cell>
          <table:table-cell office:value-type="float" office:value="2.96713E+035" calcext:value-type="float">
            <text:p>2.9671E+035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1.40065E+036" calcext:value-type="float">
            <text:p>1.4007E+036</text:p>
          </table:table-cell>
          <table:table-cell office:value-type="float" office:value="2.44758E+035" calcext:value-type="float">
            <text:p>2.4476E+035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1.29995E+036" calcext:value-type="float">
            <text:p>1.3000E+036</text:p>
          </table:table-cell>
          <table:table-cell office:value-type="float" office:value="2.10449E+035" calcext:value-type="float">
            <text:p>2.1045E+035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1.33528E+036" calcext:value-type="float">
            <text:p>1.3353E+036</text:p>
          </table:table-cell>
          <table:table-cell office:value-type="float" office:value="1.97821E+035" calcext:value-type="float">
            <text:p>1.9782E+0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3054E+036" calcext:value-type="float">
            <text:p>1.4305E+036</text:p>
          </table:table-cell>
          <table:table-cell office:value-type="float" office:value="1.96482E+035" calcext:value-type="float">
            <text:p>1.9648E+035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.50818E+036" calcext:value-type="float">
            <text:p>1.5082E+036</text:p>
          </table:table-cell>
          <table:table-cell office:value-type="float" office:value="1.98933E+035" calcext:value-type="float">
            <text:p>1.9893E+035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.62815E+036" calcext:value-type="float">
            <text:p>1.6282E+036</text:p>
          </table:table-cell>
          <table:table-cell office:value-type="float" office:value="2.00292E+035" calcext:value-type="float">
            <text:p>2.0029E+035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.75847E+036" calcext:value-type="float">
            <text:p>1.7585E+036</text:p>
          </table:table-cell>
          <table:table-cell office:value-type="float" office:value="2.10099E+035" calcext:value-type="float">
            <text:p>2.1010E+035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.90897E+036" calcext:value-type="float">
            <text:p>1.9090E+036</text:p>
          </table:table-cell>
          <table:table-cell office:value-type="float" office:value="2.2152E+035" calcext:value-type="float">
            <text:p>2.2152E+0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08534E+036" calcext:value-type="float">
            <text:p>2.0853E+036</text:p>
          </table:table-cell>
          <table:table-cell office:value-type="float" office:value="2.37653E+035" calcext:value-type="float">
            <text:p>2.3765E+0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scientific-number number:decimal-places="4" number:min-integer-digits="1" number:min-exponent-digits="3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3T15:27:41.804632642</dc:date>
    <meta:document-statistic meta:table-count="1" meta:cell-count="43" meta:object-count="0"/>
    <meta:generator>LibreOffice/4.2.7.2$Linux_X86_64 LibreOffice_project/420m0$Build-2</meta:generator>
  </office:meta>
</office:document-meta>
</file>